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d89c8"/>
    </style:style>
    <style:style style:name="P2" style:family="paragraph" style:parent-style-name="Standard">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ame:George Reji <text:s text:c="15"/>Experiment:03</text:p>
      <text:p text:style-name="P2">Class:S5-DS <text:s text:c="26"/></text:p>
      <text:p text:style-name="P2">Roll No:32</text:p>
      <text:p text:style-name="P2"/>
      <text:p text:style-name="P2">DEPARTMENT TABLE</text:p>
      <text:p text:style-name="P2">CREATE TABLE DEPARTMENT ( Dep_No INT PRIMARY KEY NOT NULL, Dep_Name VARCHAR2(15) NOT NULL, Loc VARCHAR2(15) NOT NULL, Mgr INT NOT NULL, Exp_Bdg INT NOT NULL, Rev_Bdg INT NOT NULL);</text:p>
      <text:p text:style-name="P2"/>
      <text:p text:style-name="P2">EMPLOYEE TABLE</text:p>
      <text:p text:style-name="P2">CREATE TABLE EMPLOYEE ( Empno INT PRIMARY KEY NOT NULL, Name VARCHAR2(15) NOT NULL, Job VARCHAR2(15) NOT NULL, Salary INT NOT NULL, Comm VARCHAR2(15), Dep_No INT, Sex VARCHAR2(6), FOREIGN KEY(Dep_No) REFERENCES Department(Dep_No));</text:p>
      <text:p text:style-name="P2"/>
      <text:p text:style-name="P2">DEPENDANT TABLE</text:p>
      <text:p text:style-name="P2">CREATE TABLE DEPENDANT ( Pid INT PRIMARY KEY NOT NULL, Fname VARCHAR2(15) NOT NULL, Lname VARCHAR2(15) NOT NULL, Place VARCHAR2(15) NOT NULL, Empno INT, FOREIGN KEY(Empno) REFERENCES Employee(Empno));</text:p>
      <text:p text:style-name="P2"/>
      <text:p text:style-name="P2">DEPARTMENT TABLE</text:p>
      <text:p text:style-name="P2">INSERT INTO DEPARTMENT VALUES (60, 'Shipping', 'Trivandrum', 215, 90000, 0);</text:p>
      <text:p text:style-name="P2">INSERT INTO DEPARTMENT VALUES (10, 'Accounting', 'Cochin', 200, 100000, 0);</text:p>
      <text:p text:style-name="P2">INSERT INTO DEPARTMENT VALUES (30, 'Research', 'Cochin', 105, 125000, 0);</text:p>
      <text:p text:style-name="P2">INSERT INTO DEPARTMENT VALUES (40, 'Sales', 'Trichur', 109, 280000, 8000);</text:p>
      <text:p text:style-name="P2">INSERT INTO DEPARTMENT VALUES (50, 'Manufacturing', 'Kottayam', 210, 130000, 0);</text:p>
      <text:p text:style-name="P2"/>
      <text:p text:style-name="P2">EMPLOYEE TABLE</text:p>
      <text:p text:style-name="P2">INSERT INTO EMPLOYEE (Empno, Name, Job, Salary, Dep_No, Sex) VALUES (100, 'Wilson', 'CLRK', 17000, 10, 'M'); </text:p>
      <text:p text:style-name="P2">INSERT INTO EMPLOYEE (Empno, Name, Job, Salary, Dep_No, Sex) VALUES (101, 'Smitha', 'SLSM', 25000, 40, 'F'); </text:p>
      <text:p text:style-name="P2">INSERT INTO EMPLOYEE (Empno, Name, Job, Salary, Dep_No, Sex) VALUES (103, 'Roy', 'ANLST', 35000, 30, 'M'); </text:p>
      <text:p text:style-name="P2">INSERT INTO EMPLOYEE (Empno, Name, Job, Salary, Dep_No, Sex) VALUES (105, 'Watson', 'MNGR', 45000, 30, 'M'); </text:p>
      <text:p text:style-name="P2">INSERT INTO EMPLOYEE (Empno, Name, Job, Salary, Dep_No, Sex) VALUES (109, 'Alan', 'MNGR', 30000, 40, 'M'); </text:p>
      <text:p text:style-name="P2">INSERT INTO EMPLOYEE (Empno, Name, Job, Salary, Dep_No, Sex) VALUES (110, 'Tina', 'CLRK', 18000, 50, 'F'); </text:p>
      <text:p text:style-name="P2">INSERT INTO EMPLOYEE (Empno, Name, Job, Salary, Dep_No, Sex) VALUES (200, 'Karthika', 'MNGR', 29000, 10, 'F'); </text:p>
      <text:p text:style-name="P2">INSERT INTO EMPLOYEE (Empno, Name, Job, Salary, Dep_No, Sex) VALUES (210, 'Rita', 'MNGR', 36500, 50, 'F'); </text:p>
      <text:p text:style-name="P2">INSERT INTO EMPLOYEE (Empno, Name, Job, Salary, Dep_No, Sex) VALUES (213, 'Manacy', 'CLRK', 16250, 10, 'F'); </text:p>
      <text:p text:style-name="P2"><text:soft-page-break/>INSERT INTO EMPLOYEE (Empno, Name, Job, Salary, Dep_No, Sex) VALUES (214, 'Simpson', 'DRVR', 8250, 60, 'M'); </text:p>
      <text:p text:style-name="P2">INSERT INTO EMPLOYEE (Empno, Name, Job, Salary, Dep_No, Sex) VALUES (215, 'Deepa', 'ANLST', 27000, 60, 'F'); </text:p>
      <text:p text:style-name="P2">INSERT INTO EMPLOYEE (Empno, Name, Job, Salary, Dep_No, Sex) VALUES (220, 'Soosan', 'SLSM', 28500, 60, 'F');</text:p>
      <text:p text:style-name="P2"/>
      <text:p text:style-name="P2">UPDATE EMPLOYEE SET COMM = '1300' WHERE Empno = 101;</text:p>
      <text:p text:style-name="P2">UPDATE EMPLOYEE SET COMM = '0' WHERE Empno = 105;</text:p>
      <text:p text:style-name="P2">UPDATE EMPLOYEE SET COMM = '8000' WHERE Empno = 109;</text:p>
      <text:p text:style-name="P2">UPDATE EMPLOYEE SET COMM = '5300' WHERE Empno = 220;</text:p>
      <text:p text:style-name="P2"/>
      <text:p text:style-name="P2">DEPENDANT TABLE</text:p>
      <text:p text:style-name="P2">INSERT INTO DEPENDANT VALUES (1010, 'Anu', 'Jose', 'Trivandrum', 214);</text:p>
      <text:p text:style-name="P2">INSERT INTO DEPENDANT VALUES (1020, 'Neenu', 'Thomas', 'Kollam', 200);</text:p>
      <text:p text:style-name="P2">INSERT INTO DEPENDANT VALUES (1022, 'AnamikA', 'Thampi', 'Kollam', 200);</text:p>
      <text:p text:style-name="P2">INSERT INTO DEPENDANT VALUES (1031, 'Swetha', 'Das', 'Kottayam', 109);</text:p>
      <text:p text:style-name="P2"/>
      <text:p text:style-name="P2">//employee table//</text:p>
      <text:p text:style-name="P2"/>
      <text:p text:style-name="P2"><text:s/>select *from employee <text:s text:c="32"/></text:p>
      <text:p text:style-name="P2"><text:s text:c="2"/>2 <text:s/>;</text:p>
      <text:p text:style-name="P2"/>
      <text:p text:style-name="P2"><text:s text:c="5"/>EMPNO NAME <text:tab/> <text:s text:c="2"/>JOB<text:tab/><text:tab/> <text:s text:c="6"/>SALARY COMM<text:tab/><text:tab/> <text:s/>DEP_NO SEX</text:p>
      <text:p text:style-name="P2">---------- --------------- --------------- ---------- --------------- ---------- ------</text:p>
      <text:p text:style-name="P2"><text:s text:c="7"/>100 Wilson<text:tab/> <text:s text:c="2"/>CLRK <text:tab/><text:tab/>17000<text:tab/><text:tab/><text:tab/> <text:s text:c="5"/>10 M</text:p>
      <text:p text:style-name="P2"><text:s text:c="7"/>101 Smitha<text:tab/> <text:s text:c="2"/>SLSM <text:tab/><text:tab/>25000 1300<text:tab/><text:tab/> <text:s text:c="5"/>40 F</text:p>
      <text:p text:style-name="P2"><text:s text:c="7"/>103 Roy<text:tab/><text:tab/> <text:s text:c="2"/>ANLST<text:tab/><text:tab/>35000<text:tab/><text:tab/><text:tab/> <text:s text:c="5"/>30 M</text:p>
      <text:p text:style-name="P2"><text:s text:c="7"/>105 Watson<text:tab/> <text:s text:c="2"/>MNGR <text:tab/><text:tab/>45000 0 <text:tab/><text:tab/> <text:s text:c="5"/>30 M</text:p>
      <text:p text:style-name="P2"><text:s text:c="7"/>109 Alan <text:tab/> <text:s text:c="2"/>MNGR <text:tab/><text:tab/>30000 8000<text:tab/><text:tab/> <text:s text:c="5"/>40 M</text:p>
      <text:p text:style-name="P2"><text:s text:c="7"/>110 Tina <text:tab/> <text:s text:c="2"/>CLRK <text:tab/><text:tab/>18000<text:tab/><text:tab/><text:tab/> <text:s text:c="5"/>50 F</text:p>
      <text:p text:style-name="P2"><text:s text:c="7"/>200 Karthika<text:tab/> <text:s text:c="2"/>MNGR <text:tab/><text:tab/>29000<text:tab/><text:tab/><text:tab/> <text:s text:c="5"/>10 F</text:p>
      <text:p text:style-name="P2"><text:s text:c="7"/>210 Rita <text:tab/> <text:s text:c="2"/>MNGR <text:tab/><text:tab/>36500<text:tab/><text:tab/><text:tab/> <text:s text:c="5"/>50 F</text:p>
      <text:p text:style-name="P2"><text:s text:c="7"/>213 Manacy<text:tab/> <text:s text:c="2"/>CLRK <text:tab/><text:tab/>16250<text:tab/><text:tab/><text:tab/> <text:s text:c="5"/>10 F</text:p>
      <text:p text:style-name="P2"><text:s text:c="7"/>214 Simpson<text:tab/> <text:s text:c="2"/>DRVR <text:tab/><text:tab/> 8250<text:tab/><text:tab/><text:tab/> <text:s text:c="5"/>60 M</text:p>
      <text:p text:style-name="P2"><text:s text:c="7"/>215 Deepa<text:tab/> <text:s text:c="2"/>ANLST<text:tab/><text:tab/>27000<text:tab/><text:tab/><text:tab/> <text:s text:c="5"/>60 F</text:p>
      <text:p text:style-name="P2"/>
      <text:p text:style-name="P2"><text:s text:c="5"/>EMPNO NAME <text:tab/> <text:s text:c="2"/>JOB<text:tab/><text:tab/> <text:s text:c="6"/>SALARY COMM<text:tab/><text:tab/> <text:s/>DEP_NO SEX</text:p>
      <text:p text:style-name="P2">---------- --------------- --------------- ---------- --------------- ---------- ------</text:p>
      <text:p text:style-name="P2"><text:s text:c="7"/>220 Soosan<text:tab/> <text:s text:c="2"/>SLSM <text:tab/><text:tab/>28500 5300<text:tab/><text:tab/> <text:s text:c="5"/>60 F</text:p>
      <text:p text:style-name="P2"/>
      <text:p text:style-name="P2">12 rows selected.</text:p>
      <text:p text:style-name="P2"/>
      <text:p text:style-name="P2">//department//</text:p>
      <text:p text:style-name="P2"/>
      <text:p text:style-name="P2">select *from department</text:p>
      <text:p text:style-name="P2"><text:s text:c="2"/>2 <text:s/>;</text:p>
      <text:p text:style-name="P2"/>
      <text:p text:style-name="P2"><text:soft-page-break/><text:s text:c="4"/>DEP_NO DEP_NAME<text:tab/> <text:s text:c="2"/>LOC<text:tab/><text:tab/><text:tab/> <text:s/>MGR<text:tab/> EXP_BDG <text:s text:c="3"/>REV_BDG</text:p>
      <text:p text:style-name="P2">---------- --------------- --------------- ---------- ---------- ----------</text:p>
      <text:p text:style-name="P2"><text:tab/>60 Shipping<text:tab/> <text:s text:c="2"/>Trivandrum<text:tab/><text:tab/> <text:s/>215<text:tab/> <text:s text:c="2"/>90000<text:tab/> <text:s/>0</text:p>
      <text:p text:style-name="P2"><text:tab/>10 Accounting<text:tab/> <text:s text:c="2"/>Cochin<text:tab/><text:tab/> <text:s/>200<text:tab/> <text:s/>100000<text:tab/> <text:s/>0</text:p>
      <text:p text:style-name="P2"><text:tab/>30 Research<text:tab/> <text:s text:c="2"/>Cochin<text:tab/><text:tab/> <text:s/>105<text:tab/> <text:s/>125000<text:tab/> <text:s/>0</text:p>
      <text:p text:style-name="P2"><text:tab/>40 Sales<text:tab/> <text:s text:c="2"/>Trichur<text:tab/><text:tab/> <text:s/>109<text:tab/> <text:s/>280000 <text:s text:c="6"/>8000</text:p>
      <text:p text:style-name="P2"><text:tab/>50 Manufacturing <text:s text:c="2"/>Kottayam<text:tab/><text:tab/> <text:s/>210<text:tab/> <text:s/>130000<text:tab/> <text:s/>0</text:p>
      <text:p text:style-name="P2"/>
      <text:p text:style-name="P2">//dependant//</text:p>
      <text:p text:style-name="P2"/>
      <text:p text:style-name="P2">select *from dependant;</text:p>
      <text:p text:style-name="P2"/>
      <text:p text:style-name="P2"><text:s text:c="7"/>PID FNAME<text:tab/> <text:s text:c="2"/>LNAME<text:tab/> <text:s text:c="2"/>PLACE<text:tab/><text:tab/>EMPNO</text:p>
      <text:p text:style-name="P2">---------- --------------- --------------- --------------- ----------</text:p>
      <text:p text:style-name="P2"><text:s text:c="6"/>1010 Anu<text:tab/><text:tab/> <text:s text:c="2"/>Jose <text:tab/> <text:s text:c="2"/>Trivandrum<text:tab/><text:tab/> <text:s/>214</text:p>
      <text:p text:style-name="P2"><text:s text:c="6"/>1020 Neenu<text:tab/> <text:s text:c="2"/>Thomas<text:tab/> <text:s text:c="2"/>Kollam<text:tab/><text:tab/> <text:s/>200</text:p>
      <text:p text:style-name="P2"><text:s text:c="6"/>1022 AnamikA<text:tab/> <text:s text:c="2"/>Thampi<text:tab/> <text:s text:c="2"/>Kollam<text:tab/><text:tab/> <text:s/>200</text:p>
      <text:p text:style-name="P2"><text:s text:c="6"/>1031 Swetha<text:tab/> <text:s text:c="2"/>Das<text:tab/><text:tab/> <text:s text:c="2"/>Kottayam<text:tab/><text:tab/> <text:s/>109</text:p>
      <text:p text:style-name="P2"/>
      <text:p text:style-name="P2">1.RETURN DETAILS OF <text:s/>ALL MANAGERS FROM <text:s/>EMPLOYEE TABLE SORTED <text:s/>ALPHABETICALLY BY NAME. <text:s/></text:p>
      <text:p text:style-name="P2">select name</text:p>
      <text:p text:style-name="P2"><text:s text:c="2"/>2 <text:s/>from employee</text:p>
      <text:p text:style-name="P2"><text:s text:c="2"/>3 <text:s/>where job='MNGR'</text:p>
      <text:p text:style-name="P2"><text:s text:c="2"/>4 <text:s/>order by name ASC;</text:p>
      <text:p text:style-name="P2"/>
      <text:p text:style-name="P2">NAME</text:p>
      <text:p text:style-name="P2">---------------</text:p>
      <text:p text:style-name="P2">Alan</text:p>
      <text:p text:style-name="P2">Karthika</text:p>
      <text:p text:style-name="P2">Rita</text:p>
      <text:p text:style-name="P2">Watson</text:p>
      <text:p text:style-name="P2"/>
      <text:p text:style-name="P2">2.RETURN DETAILS OF ALL EMPLOYEES IN DEPARTMENT 40 ORDERED BY EMPNO.</text:p>
      <text:p text:style-name="P2">select *from employee</text:p>
      <text:p text:style-name="P2"><text:s text:c="2"/>2 <text:s/>where dep_no=40</text:p>
      <text:p text:style-name="P2"><text:s text:c="2"/>3 <text:s/>order by empno asc;</text:p>
      <text:p text:style-name="P2"/>
      <text:p text:style-name="P2"><text:s text:c="5"/>EMPNO NAME <text:tab/> <text:s text:c="2"/>JOB<text:tab/><text:tab/> <text:s text:c="6"/>SALARY COMM<text:tab/><text:tab/> <text:s/>DEP_NO SEX</text:p>
      <text:p text:style-name="P2">---------- --------------- --------------- ---------- --------------- ---------- ------</text:p>
      <text:p text:style-name="P2"><text:s text:c="7"/>101 Smitha<text:tab/> <text:s text:c="2"/>SLSM <text:tab/><text:tab/>25000 1300<text:tab/><text:tab/> <text:s text:c="5"/>40 F</text:p>
      <text:p text:style-name="P2"><text:s text:c="7"/>109 Alan <text:tab/> <text:s text:c="2"/>MNGR <text:tab/><text:tab/>30000 8000<text:tab/><text:tab/> <text:s text:c="5"/>40 M</text:p>
      <text:p text:style-name="P2"/>
      <text:p text:style-name="P2">3. RETURN INFORMATION ABOUT ALL FEMALE EMPLOYEE ORDERED BY NAME.</text:p>
      <text:p text:style-name="P2">select *from employee <text:s/></text:p>
      <text:p text:style-name="P2"><text:soft-page-break/><text:s text:c="2"/>2 <text:s/>where sex='F'</text:p>
      <text:p text:style-name="P2"><text:s text:c="2"/>3 <text:s/>order by name ASC;</text:p>
      <text:p text:style-name="P2"/>
      <text:p text:style-name="P2"><text:s text:c="5"/>EMPNO NAME <text:tab/> <text:s text:c="2"/>JOB<text:tab/><text:tab/> <text:s text:c="6"/>SALARY COMM<text:tab/><text:tab/> <text:s/>DEP_NO SEX</text:p>
      <text:p text:style-name="P2">---------- --------------- --------------- ---------- --------------- ---------- ------</text:p>
      <text:p text:style-name="P2"><text:s text:c="7"/>215 Deepa<text:tab/> <text:s text:c="2"/>ANLST<text:tab/><text:tab/>27000<text:tab/><text:tab/><text:tab/> <text:s text:c="5"/>60 F</text:p>
      <text:p text:style-name="P2"><text:s text:c="7"/>200 Karthika<text:tab/> <text:s text:c="2"/>MNGR <text:tab/><text:tab/>29000<text:tab/><text:tab/><text:tab/> <text:s text:c="5"/>10 F</text:p>
      <text:p text:style-name="P2"><text:s text:c="7"/>213 Manacy<text:tab/> <text:s text:c="2"/>CLRK <text:tab/><text:tab/>16250<text:tab/><text:tab/><text:tab/> <text:s text:c="5"/>10 F</text:p>
      <text:p text:style-name="P2"><text:s text:c="7"/>210 Rita <text:tab/> <text:s text:c="2"/>MNGR <text:tab/><text:tab/>36500<text:tab/><text:tab/><text:tab/> <text:s text:c="5"/>50 F</text:p>
      <text:p text:style-name="P2"><text:s text:c="7"/>101 Smitha<text:tab/> <text:s text:c="2"/>SLSM <text:tab/><text:tab/>25000 1300<text:tab/><text:tab/> <text:s text:c="5"/>40 F</text:p>
      <text:p text:style-name="P2"><text:s text:c="7"/>220 Soosan<text:tab/> <text:s text:c="2"/>SLSM <text:tab/><text:tab/>28500 5300<text:tab/><text:tab/> <text:s text:c="5"/>60 F</text:p>
      <text:p text:style-name="P2"><text:s text:c="7"/>110 Tina <text:tab/> <text:s text:c="2"/>CLRK <text:tab/><text:tab/>18000<text:tab/><text:tab/><text:tab/> <text:s text:c="5"/>50 F</text:p>
      <text:p text:style-name="P2"/>
      <text:p text:style-name="P2">4. FIND MAXIMUM,MINIMUM &amp; AVERAGE SALARY OF EMPLOYEE IN EACH DEPARTMENT. <text:s/></text:p>
      <text:p text:style-name="P2">select max(comm),min(comm),sum(comm),count(*)</text:p>
      <text:p text:style-name="P2"><text:s text:c="2"/>2 <text:s/>from employee</text:p>
      <text:p text:style-name="P2"><text:s text:c="2"/>3 <text:s/>where comm&gt;0;</text:p>
      <text:p text:style-name="P2"/>
      <text:p text:style-name="P2">MAX(COMM)<text:tab/>MIN(COMM)<text:tab/> SUM(COMM) <text:s text:c="2"/>COUNT(*)</text:p>
      <text:p text:style-name="P2">--------------- --------------- ---------- ----------</text:p>
      <text:p text:style-name="P2">8000<text:tab/><text:tab/>1300<text:tab/><text:tab/> <text:s text:c="4"/>14600<text:tab/> <text:s text:c="3"/>3</text:p>
      <text:p text:style-name="P2"/>
      <text:p text:style-name="P2">5. FIND MAXIMUM AND MINIMUM <text:s/>COMMISSION PAID(COMM),TOTAL <text:s/>COMMISSION <text:s/>PAID AND COUNT OF EMPLOYEES WHO WERE PAID WITH COMMISSION. </text:p>
      <text:p text:style-name="P2">select job,count(*)</text:p>
      <text:p text:style-name="P2"><text:s text:c="2"/>2 <text:s/>from employee</text:p>
      <text:p text:style-name="P2"><text:s text:c="2"/>3 <text:s/>group by job;</text:p>
      <text:p text:style-name="P2">JOB<text:tab/><text:tab/> <text:s/>COUNT(*)</text:p>
      <text:p text:style-name="P2">--------------- ----------</text:p>
      <text:p text:style-name="P2">MNGR<text:tab/><text:tab/><text:tab/> 4</text:p>
      <text:p text:style-name="P2">SLSM<text:tab/><text:tab/><text:tab/> 2</text:p>
      <text:p text:style-name="P2">CLRK<text:tab/><text:tab/><text:tab/> 3</text:p>
      <text:p text:style-name="P2">ANLST<text:tab/><text:tab/><text:tab/> 2</text:p>
      <text:p text:style-name="P2">DRVR<text:tab/><text:tab/><text:tab/> 1</text:p>
      <text:p text:style-name="P2"/>
      <text:p text:style-name="P2">6. NUMBER OF <text:s/>EMPLOYEES <text:s/>LISTED IN EACH JOB.</text:p>
      <text:p text:style-name="P2">select job,count(*)</text:p>
      <text:p text:style-name="P2"><text:s text:c="2"/>2 <text:s/>from employee</text:p>
      <text:p text:style-name="P2"><text:s text:c="2"/>3 <text:s/>group by job;</text:p>
      <text:p text:style-name="P2"/>
      <text:p text:style-name="P2">JOB<text:tab/><text:tab/> <text:s/>COUNT(*)</text:p>
      <text:p text:style-name="P2">--------------- ----------</text:p>
      <text:p text:style-name="P2">MNGR<text:tab/><text:tab/><text:tab/> 4</text:p>
      <text:p text:style-name="P2">SLSM<text:tab/><text:tab/><text:tab/> 2</text:p>
      <text:p text:style-name="P2">CLRK<text:tab/><text:tab/><text:tab/> 3</text:p>
      <text:p text:style-name="P2">ANLST<text:tab/><text:tab/><text:tab/> 2</text:p>
      <text:p text:style-name="P2"><text:soft-page-break/>DRVR<text:tab/><text:tab/><text:tab/> 1</text:p>
      <text:p text:style-name="P2"/>
      <text:p text:style-name="P2">7. TOTAL SALARY <text:s/>PAID TO EACH JOB IN THE CATEGORY.</text:p>
      <text:p text:style-name="P2">SELECT JOB , SUM(SALARY) </text:p>
      <text:p text:style-name="P2">FROM EMPLOYEE </text:p>
      <text:p text:style-name="P2">GROUP BY JOB;</text:p>
      <text:p text:style-name="P2"/>
      <text:p text:style-name="P2">JOB <text:s text:c="12"/>SUM(SALARY)</text:p>
      <text:p text:style-name="P2">--------------- -----------</text:p>
      <text:p text:style-name="P2">CLRK <text:s text:c="17"/>51250</text:p>
      <text:p text:style-name="P2">SLSM <text:s text:c="17"/>53500</text:p>
      <text:p text:style-name="P2">ANLST <text:s text:c="16"/>62000</text:p>
      <text:p text:style-name="P2">MNGR <text:s text:c="16"/>140500</text:p>
      <text:p text:style-name="P2">DRVR <text:s text:c="18"/>8250</text:p>
      <text:p text:style-name="P2"/>
      <text:p text:style-name="P2">8. RETURN ALL DEPT_NOS IN EMPLOYEE TABLE(ENSURE THAT EACH DEPT_ÑO APPEARS ONLY ONCE).</text:p>
      <text:p text:style-name="P2">select distinct dep_no</text:p>
      <text:p text:style-name="P2"><text:s text:c="2"/>2 <text:s/>from employee;</text:p>
      <text:p text:style-name="P2"/>
      <text:p text:style-name="P2"><text:s text:c="4"/>DEP_NO</text:p>
      <text:p text:style-name="P2">----------</text:p>
      <text:p text:style-name="P2"><text:tab/>30</text:p>
      <text:p text:style-name="P2"><text:tab/>40</text:p>
      <text:p text:style-name="P2"><text:tab/>50</text:p>
      <text:p text:style-name="P2"><text:tab/>10</text:p>
      <text:p text:style-name="P2"><text:tab/>60</text:p>
      <text:p text:style-name="P2"><text:tab/></text:p>
      <text:p text:style-name="P2">9. RETURN EMPNO,NAME AND SALARY OF FEMALES IN DEPARTMENT 10.</text:p>
      <text:p text:style-name="P2">select empno,name,salary</text:p>
      <text:p text:style-name="P2"><text:s text:c="2"/>2 <text:s/>from employee</text:p>
      <text:p text:style-name="P2"><text:s text:c="2"/>3 <text:s/>where dep_no=10</text:p>
      <text:p text:style-name="P2"><text:s text:c="2"/>4 <text:s/>and sex='F';</text:p>
      <text:p text:style-name="P2"/>
      <text:p text:style-name="P2"><text:s text:c="5"/>EMPNO NAME <text:tab/> <text:s text:c="6"/>SALARY</text:p>
      <text:p text:style-name="P2">---------- --------------- ----------</text:p>
      <text:p text:style-name="P2"><text:s text:c="7"/>200 Karthika<text:tab/><text:tab/>29000</text:p>
      <text:p text:style-name="P2"><text:s text:c="7"/>213 Manacy<text:tab/><text:tab/>16250</text:p>
      <text:p text:style-name="P2"/>
      <text:p text:style-name="P2">10. RETURN EMPNO,NAME AND SALARY OF ALL MALE MANAGER ORDERED BY NAME.</text:p>
      <text:p text:style-name="P2">SELECT EMPNO, NAME, SALARY FROM EMPLOYEE WHERE SEX='M' AND JOB='MNGR' ORDER BY NAME;</text:p>
      <text:p text:style-name="P2"/>
      <text:p text:style-name="P2"><text:s text:c="5"/>EMPNO NAME <text:tab/> <text:s text:c="6"/>SALARY</text:p>
      <text:p text:style-name="P2">---------- --------------- ----------</text:p>
      <text:p text:style-name="P2"><text:s text:c="7"/>109 Alan <text:tab/><text:tab/>30000</text:p>
      <text:p text:style-name="P2"><text:s text:c="7"/>105 Watson<text:tab/><text:tab/>45000</text:p>
      <text:p text:style-name="P2"><text:soft-page-break/><text:s text:c="6"/></text:p>
      <text:p text:style-name="P2">11.RETURN NAME AND JOB OF ALL FEMALE <text:s/>SALES MAN AND MANAGERS.</text:p>
      <text:p text:style-name="P2">SELECT NAME , JOB </text:p>
      <text:p text:style-name="P2"><text:s text:c="2"/>FROM EMPLOYEE </text:p>
      <text:p text:style-name="P2"><text:s text:c="2"/>WHERE JOB IN ('SLSM','MNGR') </text:p>
      <text:p text:style-name="P2"><text:s text:c="2"/>AND SEX = 'F';</text:p>
      <text:p text:style-name="P2"/>
      <text:p text:style-name="P2">NAME <text:s text:c="11"/>JOB</text:p>
      <text:p text:style-name="P2">--------------- ---------------</text:p>
      <text:p text:style-name="P2">Smitha <text:s text:c="9"/>SLSM</text:p>
      <text:p text:style-name="P2">Karthika <text:s text:c="7"/>MNGR</text:p>
      <text:p text:style-name="P2">Rita <text:s text:c="11"/>MNGR</text:p>
      <text:p text:style-name="P2">Soosan <text:s text:c="9"/>SLSM</text:p>
      <text:p text:style-name="P2"/>
      <text:p text:style-name="P2">12.DISPLAY EMPNO,NAME &amp; OF EMPLOYEE IN EMPLOYEE TABLE WHO ARE A EITHER MANAGER OR A CLERK IN DEPARTMENT 50.</text:p>
      <text:p text:style-name="P2">SELECT EMPNO,NAME FROM EMPLOYEE WHERE DEP_NO=50 AND JOB IN ('MNGR','CLRK');</text:p>
      <text:p text:style-name="P2"/>
      <text:p text:style-name="P2"><text:s text:c="5"/>EMPNO NAME</text:p>
      <text:p text:style-name="P2">---------- ---------------</text:p>
      <text:p text:style-name="P2"><text:s text:c="7"/>110 Tina</text:p>
      <text:p text:style-name="P2"><text:s text:c="7"/>210 Rita</text:p>
      <text:p text:style-name="P2"/>
      <text:p text:style-name="P2">13. LIST THE NAMES OF EMPLOYEE WHO ARE NEITHER A CLERK NOR A SALESMAN. </text:p>
      <text:p text:style-name="P2">SELECT NAME FROM EMPLOYEE WHERE JOB NOT IN ('CLRK','SLSM');</text:p>
      <text:p text:style-name="P2"/>
      <text:p text:style-name="P2">NAME</text:p>
      <text:p text:style-name="P2">---------------</text:p>
      <text:p text:style-name="P2">Roy</text:p>
      <text:p text:style-name="P2">Watson</text:p>
      <text:p text:style-name="P2">Alan</text:p>
      <text:p text:style-name="P2">Karthika</text:p>
      <text:p text:style-name="P2">Rita</text:p>
      <text:p text:style-name="P2">Simpson</text:p>
      <text:p text:style-name="P2">Deepa</text:p>
      <text:p text:style-name="P2"/>
      <text:p text:style-name="P2">7 rows selected.</text:p>
      <text:p text:style-name="P2"/>
      <text:p text:style-name="P2">14.RETURN DETAILS OF ALL CLERKS WORKING IN DEPARTMENTS OTHER THAN DEPARTMENT 10. </text:p>
      <text:p text:style-name="P2">SELECT * FROM EMPLOYEE WHERE JOB='CLRK' AND DEP_NO!=10;</text:p>
      <text:p text:style-name="P2"/>
      <text:p text:style-name="P2"><text:s text:c="5"/>EMPNO NAME <text:tab/> <text:s text:c="2"/>JOB<text:tab/><text:tab/> <text:s text:c="6"/>SALARY COMM<text:tab/><text:tab/> <text:s/>DEP_NO</text:p>
      <text:p text:style-name="P2">---------- --------------- --------------- ---------- --------------- ----------</text:p>
      <text:p text:style-name="P2">SEX</text:p>
      <text:p text:style-name="P2">------</text:p>
      <text:p text:style-name="P2"><text:soft-page-break/><text:s text:c="7"/>110 Tina <text:tab/> <text:s text:c="2"/>CLRK <text:tab/><text:tab/>18000<text:tab/><text:tab/><text:tab/> <text:s text:c="5"/>50</text:p>
      <text:p text:style-name="P2">F</text:p>
      <text:p text:style-name="P2"/>
      <text:p text:style-name="P2">15. FIND NAMES OF EMPLOYEES CONTAINING LETTERS U AND E.</text:p>
      <text:p text:style-name="P2">SELECT NAME FROM EMPLOYEE WHERE NAME LIKE '%u%' AND NAME LIKE '%e%';</text:p>
      <text:p text:style-name="P2"/>
      <text:p text:style-name="P2">no rows selected</text:p>
      <text:p text:style-name="P2"/>
      <text:p text:style-name="P2">16. LIST <text:s/>ALL EMPLOYEE WHO EARNED COMMISSION.</text:p>
      <text:p text:style-name="P2">SELECT empno, name FROM EMPLOYEE WHERE COMM IS NOT NULL AND COMM &gt; 0;</text:p>
      <text:p text:style-name="P2"/>
      <text:p text:style-name="P2"><text:s text:c="5"/>EMPNO NAME</text:p>
      <text:p text:style-name="P2">---------- ---------------</text:p>
      <text:p text:style-name="P2"><text:s text:c="7"/>101 Smitha</text:p>
      <text:p text:style-name="P2"><text:s text:c="7"/>109 Alan</text:p>
      <text:p text:style-name="P2"><text:s text:c="7"/>220 Soosan</text:p>
      <text:p text:style-name="P2"/>
      <text:p text:style-name="P2">17. FIND EMPNO ,NAME AND JOB OF ALL FEMALES WHO ARE NOT MANAGERS.</text:p>
      <text:p text:style-name="P2">select empno,name ,job from EMPLOYEE where sex='F' and job!='MNGR';</text:p>
      <text:p text:style-name="P2"/>
      <text:p text:style-name="P2"><text:s text:c="5"/>EMPNO NAME <text:tab/> <text:s text:c="2"/>JOB</text:p>
      <text:p text:style-name="P2">---------- --------------- ---------------</text:p>
      <text:p text:style-name="P2"><text:s text:c="7"/>101 Smitha<text:tab/> <text:s text:c="2"/>SLSM</text:p>
      <text:p text:style-name="P2"><text:s text:c="7"/>110 Tina <text:tab/> <text:s text:c="2"/>CLRK</text:p>
      <text:p text:style-name="P2"><text:s text:c="7"/>213 Manacy<text:tab/> <text:s text:c="2"/>CLRK</text:p>
      <text:p text:style-name="P2"><text:s text:c="7"/>215 Deepa<text:tab/> <text:s text:c="2"/>ANLST</text:p>
      <text:p text:style-name="P2"><text:s text:c="7"/>220 Soosan<text:tab/> <text:s text:c="2"/>SLSM</text:p>
      <text:p text:style-name="P2"/>
      <text:p text:style-name="P2">18. FIND EMPNO,NAME AND SALARY OF ALL EMPLOYEES WHO EARN MORE THAN 10000 BUT LESS THAN 40000.</text:p>
      <text:p text:style-name="P2">SELECT EMPNO, NAME , SALARY FROM EMPLOYEE WHERE SALARY BETWEEN 10000 AND 40000;</text:p>
      <text:p text:style-name="P2"/>
      <text:p text:style-name="P2"><text:s text:c="5"/>EMPNO NAME <text:tab/> <text:s text:c="6"/>SALARY</text:p>
      <text:p text:style-name="P2">---------- --------------- ----------</text:p>
      <text:p text:style-name="P2"><text:s text:c="7"/>100 Wilson<text:tab/><text:tab/>17000</text:p>
      <text:p text:style-name="P2"><text:s text:c="7"/>101 Smitha<text:tab/><text:tab/>25000</text:p>
      <text:p text:style-name="P2"><text:s text:c="7"/>103 Roy<text:tab/><text:tab/><text:tab/>35000</text:p>
      <text:p text:style-name="P2"><text:s text:c="7"/>109 Alan <text:tab/><text:tab/>30000</text:p>
      <text:p text:style-name="P2"><text:s text:c="7"/>110 Tina <text:tab/><text:tab/>18000</text:p>
      <text:p text:style-name="P2"><text:s text:c="7"/>200 Karthika<text:tab/><text:tab/>29000</text:p>
      <text:p text:style-name="P2"><text:s text:c="7"/>210 Rita <text:tab/><text:tab/>36500</text:p>
      <text:p text:style-name="P2"><text:s text:c="7"/>213 Manacy<text:tab/><text:tab/>16250</text:p>
      <text:p text:style-name="P2"><text:s text:c="7"/>215 Deepa<text:tab/><text:tab/>27000</text:p>
      <text:p text:style-name="P2"><text:s text:c="7"/>220 Soosan<text:tab/><text:tab/>28500</text:p>
      <text:p text:style-name="P2"/>
      <text:p text:style-name="P2"><text:soft-page-break/>10 rows selected.</text:p>
      <text:p text:style-name="P2"/>
      <text:p text:style-name="P2">19. USE IN OPERATOR TO FIND NAME AND EMPNO OF EMPLOYEE WHO ARE ANALYST OR MANAGER ORDERED BY NAME.</text:p>
      <text:p text:style-name="P2">SELECT NAME,EMPNO FROM EMPLOYEE WHERE JOB IN ('MNGR','ANLST') ORDER BY NAME;</text:p>
      <text:p text:style-name="P2"/>
      <text:p text:style-name="P2">NAME<text:tab/><text:tab/> <text:s text:c="4"/>EMPNO</text:p>
      <text:p text:style-name="P2">--------------- ----------</text:p>
      <text:p text:style-name="P2">Alan<text:tab/><text:tab/> <text:s text:c="6"/>109</text:p>
      <text:p text:style-name="P2">Deepa<text:tab/><text:tab/> <text:s text:c="6"/>215</text:p>
      <text:p text:style-name="P2">Karthika<text:tab/> <text:s text:c="6"/>200</text:p>
      <text:p text:style-name="P2">Rita<text:tab/><text:tab/> <text:s text:c="6"/>210</text:p>
      <text:p text:style-name="P2">Roy<text:tab/><text:tab/> <text:s text:c="6"/>103</text:p>
      <text:p text:style-name="P2">Watson<text:tab/><text:tab/> <text:s text:c="6"/>105</text:p>
      <text:p text:style-name="P2"/>
      <text:p text:style-name="P2">6 rows selected.</text:p>
      <text:p text:style-name="P2"/>
      <text:p text:style-name="P2"/>
      <text:p text:style-name="P2">20. FIND THE EMPLOYEE NUMBER, NAME AND SALARY WHO BEEN PAID COMMISSION AND WHOSE SALARY IS GREATER THAN 30000. </text:p>
      <text:p text:style-name="P2">SELECT EMPNO,NAME,SALARY FROM EMPLOYEE WHERE COMM IS NOT NULL AND SALARY&gt;30000;</text:p>
      <text:p text:style-name="P2"/>
      <text:p text:style-name="P2">no rows selected</text:p>
      <text:p text:style-name="P2"/>
      <text:p text:style-name="P2">21. FIND DEP-NO ,DEP-NAME, SALARY, JOB, SEX ORDERED BY EMPNO WITHIN DEPARTMENT.</text:p>
      <text:p text:style-name="P2">SELECT EMPNO,D.DEP_NO,D.DEP_NAME,E.SALARY,E.JOB,E.SEX FROM DEPARTMENT D,EMPLOYEE E WHERE D.DEP_NO=E.DEP_NO ORDER BY D.DEP_NO ,E.EMPNO;</text:p>
      <text:p text:style-name="P2"/>
      <text:p text:style-name="P2"><text:s text:c="5"/>EMPNO <text:s text:c="4"/>DEP_NO DEP_NAME<text:tab/><text:tab/> <text:s/>SALARY JOB<text:tab/><text:tab/> SEX</text:p>
      <text:p text:style-name="P2">---------- ---------- --------------- ---------- --------------- ------</text:p>
      <text:p text:style-name="P2"><text:s text:c="7"/>100<text:tab/> <text:s text:c="2"/>10 Accounting<text:tab/> <text:s text:c="2"/>17000 CLRK<text:tab/><text:tab/> M</text:p>
      <text:p text:style-name="P2"><text:s text:c="7"/>200<text:tab/> <text:s text:c="2"/>10 Accounting<text:tab/> <text:s text:c="2"/>29000 MNGR<text:tab/><text:tab/> F</text:p>
      <text:p text:style-name="P2"><text:s text:c="7"/>213<text:tab/> <text:s text:c="2"/>10 Accounting<text:tab/> <text:s text:c="2"/>16250 CLRK<text:tab/><text:tab/> F</text:p>
      <text:p text:style-name="P2"><text:s text:c="7"/>103<text:tab/> <text:s text:c="2"/>30 Research<text:tab/><text:tab/> <text:s text:c="2"/>35000 ANLST<text:tab/><text:tab/> M</text:p>
      <text:p text:style-name="P2"><text:s text:c="7"/>105<text:tab/> <text:s text:c="2"/>30 Research<text:tab/><text:tab/> <text:s text:c="2"/>45000 MNGR<text:tab/><text:tab/> M</text:p>
      <text:p text:style-name="P2"><text:s text:c="7"/>101<text:tab/> <text:s text:c="2"/>40 Sales<text:tab/><text:tab/> <text:s text:c="2"/>25000 SLSM<text:tab/><text:tab/> F</text:p>
      <text:p text:style-name="P2"><text:s text:c="7"/>109<text:tab/> <text:s text:c="2"/>40 Sales<text:tab/><text:tab/> <text:s text:c="2"/>30000 MNGR<text:tab/><text:tab/> M</text:p>
      <text:p text:style-name="P2"><text:s text:c="7"/>110<text:tab/> <text:s text:c="2"/>50 Manufacturing<text:tab/> <text:s text:c="2"/>18000 CLRK<text:tab/><text:tab/> F</text:p>
      <text:p text:style-name="P2"><text:s text:c="7"/>210<text:tab/> <text:s text:c="2"/>50 Manufacturing<text:tab/> <text:s text:c="2"/>36500 MNGR<text:tab/><text:tab/> F</text:p>
      <text:p text:style-name="P2"><text:s text:c="7"/>214<text:tab/> <text:s text:c="2"/>60 Shipping<text:tab/><text:tab/> <text:s text:c="3"/>8250 DRVR<text:tab/><text:tab/> M</text:p>
      <text:p text:style-name="P2"><text:s text:c="7"/>215<text:tab/> <text:s text:c="2"/>60 Shipping<text:tab/><text:tab/> <text:s text:c="2"/>27000 ANLST<text:tab/><text:tab/> F</text:p>
      <text:p text:style-name="P2"/>
      <text:p text:style-name="P2"><text:s text:c="5"/>EMPNO <text:s text:c="4"/>DEP_NO DEP_NAME<text:tab/><text:tab/> <text:s/>SALARY JOB<text:tab/><text:tab/> SEX</text:p>
      <text:p text:style-name="P2">---------- ---------- --------------- ---------- --------------- ------</text:p>
      <text:p text:style-name="P2"><text:soft-page-break/><text:s text:c="7"/>220<text:tab/> <text:s text:c="2"/>60 Shipping<text:tab/><text:tab/> <text:s text:c="2"/>28500 SLSM<text:tab/><text:tab/> F</text:p>
      <text:p text:style-name="P2"/>
      <text:p text:style-name="P2">12 rows selected.</text:p>
      <text:p text:style-name="P2"/>
      <text:p text:style-name="P2">22. DISPLAY THE NAME OF EMPLOYEE AND DEPENDANT NAME IF DEPENDANT IS STAYING IN THE SAME LOCATION <text:s/>WHERE EMPLOYEE IS WORKING. </text:p>
      <text:p text:style-name="P2">SELECT E.NAME, D.FNAME, D.LNAME, X.LOC FROM EMPLOYEE E, DEPENDANT D, DEPARTMENT X WHERE E.DEP_NO=X.DEP_NO AND E.EMPNO=D.EMPNO AND X.LOC=D.PLACE;</text:p>
      <text:p text:style-name="P2"/>
      <text:p text:style-name="P2">NAME<text:tab/><text:tab/>FNAME<text:tab/><text:tab/>LNAME<text:tab/><text:tab/>LOC</text:p>
      <text:p text:style-name="P2">--------------- --------------- --------------- ---------------</text:p>
      <text:p text:style-name="P2">Simpson <text:tab/>Anu<text:tab/><text:tab/>Jose<text:tab/><text:tab/>Trivandrum</text:p>
      <text:p text:style-name="P2"/>
      <text:p text:style-name="P2">23. FIND COMPANY LOCATION OF EMPLOYEE NAMED WATSON.</text:p>
      <text:p text:style-name="P2">SELECT D.LOC FROM DEPARTMENT D, EMPLOYEE E WHERE D.DEP_NO=E.DEP_NO AND E.NAME='Watson';</text:p>
      <text:p text:style-name="P2"/>
      <text:p text:style-name="P2">LOC</text:p>
      <text:p text:style-name="P2">---------------</text:p>
      <text:p text:style-name="P2">Cochin</text:p>
      <text:p text:style-name="P2"/>
      <text:p text:style-name="P2">24. FIND NAME, EMPNO,DEP-NAME FOR ALL EMPLOYEE WHO WORK IN ‘TRICHUR’ AND ORDER BY EMPNO IN DESCENDING ORDER. </text:p>
      <text:p text:style-name="P2">SELECT E.NAME,E.EMPNO,D.DEP_NAME FROM EMPLOYEE E, DEPARTMENT D WHERE E.DEP_NO=D.DEP_NO AND D.LOC='Trichur' ORDER BY EMPNO DESC;</text:p>
      <text:p text:style-name="P2"/>
      <text:p text:style-name="P2">NAME<text:tab/><text:tab/> <text:s text:c="4"/>EMPNO DEP_NAME</text:p>
      <text:p text:style-name="P2">--------------- ---------- ---------------</text:p>
      <text:p text:style-name="P2">Alan<text:tab/><text:tab/> <text:s text:c="6"/>109 Sales</text:p>
      <text:p text:style-name="P2">Smitha<text:tab/><text:tab/> <text:s text:c="6"/>101 Sales</text:p>
      <text:p text:style-name="P2"/>
      <text:p text:style-name="P2">25. RETRIEVE NAME AND SALARY OF ALL EMPLOYEE WHO EARNED MORE THAN AVERAGE SALARY.</text:p>
      <text:p text:style-name="P2">SELECT NAME,SALARY FROM EMPLOYEE WHERE SALARY &gt; (SELECT AVG(SALARY) FROM EMPLOYEE);</text:p>
      <text:p text:style-name="P2"/>
      <text:p text:style-name="P2">NAME<text:tab/><text:tab/> <text:s text:c="3"/>SALARY</text:p>
      <text:p text:style-name="P2">--------------- ----------</text:p>
      <text:p text:style-name="P2">Roy<text:tab/><text:tab/> <text:s text:c="4"/>35000</text:p>
      <text:p text:style-name="P2">Watson<text:tab/><text:tab/> <text:s text:c="4"/>45000</text:p>
      <text:p text:style-name="P2">Alan<text:tab/><text:tab/> <text:s text:c="4"/>30000</text:p>
      <text:p text:style-name="P2">Karthika<text:tab/> <text:s text:c="4"/>29000</text:p>
      <text:p text:style-name="P2">Rita<text:tab/><text:tab/> <text:s text:c="4"/>36500</text:p>
      <text:p text:style-name="P2">Deepa<text:tab/><text:tab/> <text:s text:c="4"/>27000</text:p>
      <text:p text:style-name="P2">Soosan<text:tab/><text:tab/> <text:s text:c="4"/>28500</text:p>
      <text:p text:style-name="P2"/>
      <text:p text:style-name="P2"><text:soft-page-break/>7 rows selected.</text:p>
      <text:p text:style-name="P2"/>
      <text:p text:style-name="P2"/>
      <text:p text:style-name="P2">26. FIND NAME,JOB,DEP_NAME,LOCATION,OF ALL FEMALE EMPLOYEE ORDER BY EMP_NAME. <text:s/></text:p>
      <text:p text:style-name="P2">SELECT E.NAME,E.JOB,D.DEP_NAME,D.LOC FROM EMPLOYEE E, DEPARTMENT D WHERE E.DEP_NO=D.DEP_NO AND E.SEX='F' ORDER BY E.NAME;</text:p>
      <text:p text:style-name="P2"/>
      <text:p text:style-name="P2">NAME<text:tab/><text:tab/>JOB<text:tab/><text:tab/>DEP_NAME<text:tab/>LOC</text:p>
      <text:p text:style-name="P2">--------------- --------------- --------------- ---------------</text:p>
      <text:p text:style-name="P2">Deepa<text:tab/><text:tab/>ANLST<text:tab/><text:tab/>Shipping<text:tab/>Trivandrum</text:p>
      <text:p text:style-name="P2">Karthika<text:tab/>MNGR<text:tab/><text:tab/>Accounting<text:tab/>Cochin</text:p>
      <text:p text:style-name="P2">Manacy<text:tab/><text:tab/>CLRK<text:tab/><text:tab/>Accounting<text:tab/>Cochin</text:p>
      <text:p text:style-name="P2">Rita<text:tab/><text:tab/>MNGR<text:tab/><text:tab/>Manufacturing<text:tab/>Kottayam</text:p>
      <text:p text:style-name="P2">Smitha<text:tab/><text:tab/>SLSM<text:tab/><text:tab/>Sales<text:tab/><text:tab/>Trichur</text:p>
      <text:p text:style-name="P2">Soosan<text:tab/><text:tab/>SLSM<text:tab/><text:tab/>Shipping<text:tab/>Trivandrum</text:p>
      <text:p text:style-name="P2">Tina<text:tab/><text:tab/>CLRK<text:tab/><text:tab/>Manufacturing<text:tab/>Kottayam</text:p>
      <text:p text:style-name="P2"/>
      <text:p text:style-name="P2">7 rows selected.</text:p>
      <text:p text:style-name="P2"/>
      <text:p text:style-name="P2">27. FIND THE EMPNAME,DEP,NAME OF ALL MANAGER ORDER BY DEPARTMENT NAME.</text:p>
      <text:p text:style-name="P2">SELECT E.NAME, D.DEP_NAME FROM EMPLOYEE E, DEPARTMENT D WHERE E.DEP_NO=D.DEP_NO AND E.JOB='MNGR' ORDER BY D.DEP_NAME;</text:p>
      <text:p text:style-name="P2"/>
      <text:p text:style-name="P2">NAME<text:tab/><text:tab/>DEP_NAME</text:p>
      <text:p text:style-name="P2">--------------- ---------------</text:p>
      <text:p text:style-name="P2">Karthika<text:tab/>Accounting</text:p>
      <text:p text:style-name="P2">Rita<text:tab/><text:tab/>Manufacturing</text:p>
      <text:p text:style-name="P2">Watson<text:tab/><text:tab/>Research</text:p>
      <text:p text:style-name="P2">Alan<text:tab/><text:tab/>Sales</text:p>
      <text:p text:style-name="P2"/>
      <text:p text:style-name="P2">28. FIND NAME AND DEP-NAME OF EMPLOYEE WHO EARNS HIGHEST SALARY.</text:p>
      <text:p text:style-name="P2">SELECT E.NAME,D.DEP_NAME FROM EMPLOYEE E,DEPARTMENT D WHERE E.DEP_NO=D.DEP_NO AND SALARY=(SELECT MAX(SALARY) FROM EMPLOYEE);</text:p>
      <text:p text:style-name="P2"/>
      <text:p text:style-name="P2">NAME<text:tab/><text:tab/>DEP_NAME</text:p>
      <text:p text:style-name="P2">--------------- ---------------</text:p>
      <text:p text:style-name="P2">Watson<text:tab/><text:tab/>Research</text:p>
      <text:p text:style-name="P2"/>
      <text:p text:style-name="P2">29. FIND NAME, DEPARTMENT NAME, COMMISSION OF ALL EMPLOYEE WHO PAID COMMISSION ORDER BY NAME. </text:p>
      <text:p text:style-name="P2">SELECT E.NAME,D.DEP_NAME,E.COMM FROM EMPLOYEE E, DEPARTMENT D WHERE E.DEP_NO=D.DEP_NO AND E.COMM IS NOT NULL ORDER BY E.NAME;</text:p>
      <text:p text:style-name="P2"/>
      <text:p text:style-name="P2">NAME<text:tab/><text:tab/>DEP_NAME<text:tab/>COMM</text:p>
      <text:p text:style-name="P2">--------------- --------------- ---------------</text:p>
      <text:p text:style-name="P2"><text:soft-page-break/>Alan<text:tab/><text:tab/>Sales<text:tab/><text:tab/>8000</text:p>
      <text:p text:style-name="P2">Smitha<text:tab/><text:tab/>Sales<text:tab/><text:tab/>1300</text:p>
      <text:p text:style-name="P2">Soosan<text:tab/><text:tab/>Shipping<text:tab/>5300</text:p>
      <text:p text:style-name="P2"/>
      <text:p text:style-name="P2"/>
      <text:p text:style-name="P2"/>
      <text:p text:style-name="P2">30. DISPLAY EMPLOYEE NAME AND DEPARTMENT NAME OF ALL EMPLOYEES WORKING IN DEPARTMENTS THAT HAS AT LEAST THREE EMPLOYEES. ORDER THE OUTPUT IN ALPHABETICAL ORDER FIRST BY DEPARTMENT NAME AND THEN BY EMPLOYEE NAME. </text:p>
      <text:p text:style-name="P2">SELECT E.NAME, D.DEP_NAME </text:p>
      <text:p text:style-name="P2">FROM EMPLOYEE E </text:p>
      <text:p text:style-name="P2">INNER JOIN DEPARTMENT D ON E.DEP_NO = D.DEP_NO </text:p>
      <text:p text:style-name="P2">WHERE D.DEP_NO IN </text:p>
      <text:p text:style-name="P2">( </text:p>
      <text:p text:style-name="P2"><text:s text:c="2"/>SELECT DEP_NO </text:p>
      <text:p text:style-name="P2"><text:s text:c="2"/>FROM EMPLOYEE </text:p>
      <text:p text:style-name="P2"><text:s text:c="2"/>GROUP BY DEP_NO </text:p>
      <text:p text:style-name="P2"><text:s text:c="2"/>HAVING COUNT(*) &gt;= 3</text:p>
      <text:p text:style-name="P2">)</text:p>
      <text:p text:style-name="P2">ORDER BY D.DEP_NAME, E.NAME;</text:p>
      <text:p text:style-name="P2"/>
      <text:p text:style-name="P2">NAME <text:s text:c="11"/>DEP_NAME</text:p>
      <text:p text:style-name="P2">--------------- ---------------</text:p>
      <text:p text:style-name="P2">Karthika <text:s text:c="7"/>Accounting</text:p>
      <text:p text:style-name="P2">Manacy <text:s text:c="9"/>Accounting</text:p>
      <text:p text:style-name="P2">Wilson <text:s text:c="9"/>Accounting</text:p>
      <text:p text:style-name="P2">Deepa <text:s text:c="10"/>Shipping</text:p>
      <text:p text:style-name="P2">Simpson <text:s text:c="8"/>Shipping</text:p>
      <text:p text:style-name="P2">Soosan <text:s text:c="9"/>Shipping</text:p>
      <text:p text:style-name="P2"/>
      <text:p text:style-name="P2">6 rows selected.</text:p>
      <text:p text:style-name="P2"/>
      <text:p text:style-name="P2">31. FIND NAME, DEPARTMENT NAME AND COMMISSION OF ALL EMPLOYEES WHO NOT PAID COMMISSION ORDER BY NAME.</text:p>
      <text:p text:style-name="P2">SELECT E.NAME,D.DEP_NAME,E.COMM FROM EMPLOYEE E, DEPARTMENT D WHERE E.DEP_NO=D.DEP_NO AND E.COMM IS NULL ORDER BY E.NAME;</text:p>
      <text:p text:style-name="P2"/>
      <text:p text:style-name="P2">NAME<text:tab/><text:tab/>DEP_NAME<text:tab/>COMM</text:p>
      <text:p text:style-name="P2">--------------- --------------- ---------------</text:p>
      <text:p text:style-name="P2">Deepa<text:tab/><text:tab/>Shipping</text:p>
      <text:p text:style-name="P2">Karthika<text:tab/>Accounting</text:p>
      <text:p text:style-name="P2">Manacy<text:tab/><text:tab/>Accounting</text:p>
      <text:p text:style-name="P2">Rita<text:tab/><text:tab/>Manufacturing</text:p>
      <text:p text:style-name="P2">Roy<text:tab/><text:tab/>Research</text:p>
      <text:p text:style-name="P2">Simpson <text:tab/>Shipping</text:p>
      <text:p text:style-name="P2">Tina<text:tab/><text:tab/>Manufacturing</text:p>
      <text:p text:style-name="P2">Watson<text:tab/><text:tab/>Research</text:p>
      <text:p text:style-name="P2"><text:soft-page-break/>Wilson<text:tab/><text:tab/>Accounting</text:p>
      <text:p text:style-name="P2"/>
      <text:p text:style-name="P2">9 rows selected.</text:p>
      <text:p text:style-name="P2"/>
      <text:p text:style-name="P2">32. LIST NAME AND SALARY OF ALL EMPLOYEE IN DEPARTMENT NUMBER 10 AND 30.</text:p>
      <text:p text:style-name="P2">SELECT NAME,SALARY,DEP_NO FROM EMPLOYEE WHERE DEP_NO IN (10,30);</text:p>
      <text:p text:style-name="P2"/>
      <text:p text:style-name="P2">NAME<text:tab/><text:tab/> <text:s text:c="3"/>SALARY <text:s text:c="4"/>DEP_NO</text:p>
      <text:p text:style-name="P2">--------------- ---------- ----------</text:p>
      <text:p text:style-name="P2">Wilson<text:tab/><text:tab/> <text:s text:c="4"/>17000<text:tab/> <text:s text:c="2"/>10</text:p>
      <text:p text:style-name="P2">Roy<text:tab/><text:tab/> <text:s text:c="4"/>35000<text:tab/> <text:s text:c="2"/>30</text:p>
      <text:p text:style-name="P2">Watson<text:tab/><text:tab/> <text:s text:c="4"/>45000<text:tab/> <text:s text:c="2"/>30</text:p>
      <text:p text:style-name="P2">Karthika<text:tab/> <text:s text:c="4"/>29000<text:tab/> <text:s text:c="2"/>10</text:p>
      <text:p text:style-name="P2">Manacy<text:tab/><text:tab/> <text:s text:c="4"/>16250<text:tab/> <text:s text:c="2"/>10</text:p>
      <text:p text:style-name="P2"/>
      <text:p text:style-name="P2">33. LIST JOBS OF EMPLOYEES IN DEPARTMENT 30 WHICH ARE NOT DONE IN DEPARTMENT 40.</text:p>
      <text:p text:style-name="P2">SELECT JOB FROM EMPLOYEE WHERE DEP_NO=30 AND DEP_NO!=40;</text:p>
      <text:p text:style-name="P2"/>
      <text:p text:style-name="P2">JOB</text:p>
      <text:p text:style-name="P2">---------------</text:p>
      <text:p text:style-name="P2">ANLST</text:p>
      <text:p text:style-name="P2">MNGR</text:p>
      <text:p text:style-name="P2"/>
      <text:p text:style-name="P2">34. <text:s/>LIST OUT JOB AND SALARY OF EMPLOYEES IN DEPARTMENT 10 AND 40 WHO DRAW THE SAME SALARY <text:s/>(RESULT- NO RECORD FOUND).</text:p>
      <text:p text:style-name="P2">SELECT JOB,SALARY FROM EMPLOYEE WHERE DEP_NO IN (10,40) GROUP BY SALARY;</text:p>
      <text:p text:style-name="P2"/>
      <text:p text:style-name="P2">no rows selected</text:p>
      <text:p text:style-name="P2"/>
      <text:p text:style-name="P2">35. CREATE A VIEW TO DISPLAY EMPNO' NAME ' JOB OF EMPLOYEE FROM EMPLOYEE TABLE WHO WORKS AS MANAGER. </text:p>
      <text:p text:style-name="P2">CREATE VIEW MANAGER AS (SELECT EMPNO,NAME,JOB FROM EMPLOYEE WHERE JOB='MNGR');</text:p>
      <text:p text:style-name="P2"/>
      <text:p text:style-name="P2">View created.</text:p>
      <text:p text:style-name="P2"/>
      <text:p text:style-name="P2">SELECT * FROM MANAGER;</text:p>
      <text:p text:style-name="P2"/>
      <text:p text:style-name="P2"><text:s text:c="5"/>EMPNO NAME <text:tab/> <text:s text:c="2"/>JOB</text:p>
      <text:p text:style-name="P2">---------- --------------- ---------------</text:p>
      <text:p text:style-name="P2"><text:s text:c="7"/>105 Watson<text:tab/> <text:s text:c="2"/>MNGR</text:p>
      <text:p text:style-name="P2"><text:s text:c="7"/>109 Alan <text:tab/> <text:s text:c="2"/>MNGR</text:p>
      <text:p text:style-name="P2"><text:s text:c="7"/>200 Karthika<text:tab/> <text:s text:c="2"/>MNGR</text:p>
      <text:p text:style-name="P2"><text:s text:c="7"/>210 Rita <text:tab/> <text:s text:c="2"/>MNGR</text:p>
      <text:p text:style-name="P2"/>
      <text:p text:style-name="P2"><text:soft-page-break/>36. SELECT EMPNO, NAME,JOB AND SALARY OF EMPLOYEE WHO WORKS AS CLERK AND HAVING SALARY GREATER THAN 1650. </text:p>
      <text:p text:style-name="P2">SELECT EMPNO,NAME,JOB,SALARY FROM EMPLOYEE WHERE JOB='CLRK' AND SALARY&gt;1650;</text:p>
      <text:p text:style-name="P2"/>
      <text:p text:style-name="P2"><text:s text:c="5"/>EMPNO NAME <text:tab/> <text:s text:c="2"/>JOB<text:tab/><text:tab/> <text:s text:c="6"/>SALARY</text:p>
      <text:p text:style-name="P2">---------- --------------- --------------- ----------</text:p>
      <text:p text:style-name="P2"><text:s text:c="7"/>100 Wilson<text:tab/> <text:s text:c="2"/>CLRK <text:tab/><text:tab/>17000</text:p>
      <text:p text:style-name="P2"><text:s text:c="7"/>110 Tina <text:tab/> <text:s text:c="2"/>CLRK <text:tab/><text:tab/>18000</text:p>
      <text:p text:style-name="P2"><text:s text:c="7"/>213 Manacy<text:tab/> <text:s text:c="2"/>CLRK <text:tab/><text:tab/>16250</text:p>
      <text:p text:style-name="P2"/>
      <text:p text:style-name="P2">37. CREATE AN INDEX FOR COLUMN FNAME AND LNAME IN DEPENDANT <text:s/>TABLE.</text:p>
      <text:p text:style-name="P2">CREATE INDEX idx_dependant_fname_lname ON DEPENDANT(FNAME, LNAME);</text:p>
      <text:p text:style-name="P2"/>
      <text:p text:style-name="P2">Index created.</text:p>
      <text:p text:style-name="P2"/>
      <text:p text:style-name="P2">38. DELETE PERSON WITH ID=1031 IN DEPENDANT TABLE.</text:p>
      <text:p text:style-name="P2">DELETE FROM DEPENDANT WHERE PID= 1031;</text:p>
      <text:p text:style-name="P2"/>
      <text:p text:style-name="P2">1 row deleted.</text:p>
      <text:p text:style-name="P2"/>
      <text:p text:style-name="P2">SELECT EMPNO, NAME FROM EMPLOYEE WHERE DEP_NO = 10 AND SEX = 'F';</text:p>
      <text:p text:style-name="P2"/>
      <text:p text:style-name="P2">39. RETURN EMPNO,NAME AND SALARY OF ANY ONE <text:s/>OF THE FEMALES IN DEPARTMENT 10. </text:p>
      <text:p text:style-name="P2"/>
      <text:p text:style-name="P2">SELECT EMPNO, NAME, SALARY </text:p>
      <text:p text:style-name="P2">FROM EMPLOYEE </text:p>
      <text:p text:style-name="P2">WHERE DEP_NO = 10 </text:p>
      <text:p text:style-name="P2">AND SEX = 'F' </text:p>
      <text:p text:style-name="P2">AND ROWNUM = 1;</text:p>
      <text:p text:style-name="P2"/>
      <text:p text:style-name="P2"><text:s text:c="5"/>EMPNO NAME <text:s text:c="15"/>SALARY</text:p>
      <text:p text:style-name="P2">---------- --------------- ----------</text:p>
      <text:p text:style-name="P2"><text:s text:c="7"/>200 Karthika <text:s text:c="12"/>29000</text:p>
      <text:p text:style-name="P2"/>
      <text:p text:style-name="P2">40. DELETE FROM DEPENDANT WHERE EMPNO = (SELECT EMPNO FROM EMPLOYEE WHERE NAME = 'Karthika' AND JOB = 'MNGR');</text:p>
      <text:p text:style-name="P2"/>
      <text:p text:style-name="P2">2 rows deleted.</text:p>
      <text:p text:style-name="P2"/>
      <text:p text:style-name="P2">DELETE FROM EMPLOYEE WHERE NAME = 'Karthika' AND JOB = 'MNGR';</text:p>
      <text:p text:style-name="P2"/>
      <text:p text:style-name="P2">1 row deleted. <text:s text:c="5"/></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5T13:19:49.483158569</meta:creation-date>
    <dc:date>2024-08-05T14:58:06.091330356</dc:date>
    <meta:editing-duration>PT17M16S</meta:editing-duration>
    <meta:editing-cycles>3</meta:editing-cycles>
    <meta:generator>LibreOffice/24.2.4.2$Linux_X86_64 LibreOffice_project/420$Build-2</meta:generator>
    <meta:document-statistic meta:table-count="0" meta:image-count="0" meta:object-count="0" meta:page-count="13" meta:paragraph-count="428" meta:word-count="2356" meta:character-count="17263" meta:non-whitespace-character-count="13317"/>
  </office:meta>
</office:document-meta>
</file>